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4.633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9193in"/>
    </style:style>
    <style:style style:name="co8" style:family="table-column">
      <style:table-column-properties fo:break-before="auto" style:column-width="6.9429in"/>
    </style:style>
    <style:style style:name="co9" style:family="table-column">
      <style:table-column-properties fo:break-before="auto" style:column-width="1.7028in"/>
    </style:style>
    <style:style style:name="co10" style:family="table-column">
      <style:table-column-properties fo:break-before="auto" style:column-width="4.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iz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Pok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op 1: Attack twice</text:p>
          </table:table-cell>
          <table:table-cell/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Target Weaknes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+3 damage per debuff</text:p>
          </table:table-cell>
          <table:table-cell office:value-type="string" calcext:value-type="string">
            <text:p>3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Test waves</text:p>
          </table:table-cell>
          <table:table-cell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+3 damage per attack played this turn</text:p>
          </table:table-cell>
          <table:table-cell office:value-type="string" calcext:value-type="string">
            <text:p>0,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 weak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g Debri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1 h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ged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2 damage when attacking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Loses 3 hp a turn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base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+3 block per attack played this turn</text:p>
          </table:table-cell>
          <table:table-cell office:value-type="string" calcext:value-type="string">
            <text:p>1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D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6 block per enem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4 tmp strength dow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cribe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6 mark ALL enemies, trigger mark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 car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ll enemies, 3 drowned</text:p>
          </table:table-cell>
          <table:table-cell office:value-type="string" calcext:value-type="string">
            <text:p>3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Sla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op 1 to block 13</text:p>
          </table:table-cell>
          <table:table-cell office:value-type="string" calcext:value-type="string">
            <text:p>4,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op 3, 6 soaked</text:p>
          </table:table-cell>
          <table:table-cell office:value-type="string" calcext:value-type="string">
            <text:p>5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pply 1 weak and vulnerable. <text:s/>Pop 2: AoE</text:p>
          </table:table-cell>
          <table:table-cell office:value-type="string" calcext:value-type="string">
            <text:p>3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<text:s/>6 mark. <text:s/>Bonus: 6 mark.</text:p>
          </table:table-cell>
          <table:table-cell office:value-type="string" calcext:value-type="string">
            <text:p>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/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f enemy has 3 debuffs, gain 1 energy, draw a card and discard a car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ature Shar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no effect. <text:s/>Startup: <text:s/>Add 2 copies to your draw pile.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Striking this enemy grants 2 block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loses 5 hp on discard,</text:p>
          </table:table-cell>
          <table:table-cell office:value-type="string" calcext:value-type="string">
            <text:p>1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mbed: <text:s/>When receiving a (not self) debuff, loses 3 hp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crib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3 mark a turn, finishers trigger mark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kless Atta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arget attacks for 3 damage, firs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ed Thru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drowned</text:p>
          </table:table-cell>
          <table:table-cell office:value-type="string" calcext:value-type="string">
            <text:p>1,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/>
          <table:table-cell office:value-type="string" calcext:value-type="string">
            <text:p>1, 1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Gain 4 vitality</text:p>
          </table:table-cell>
          <table:table-cell office:value-type="string" calcext:value-type="string">
            <text:p>3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4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 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mark per debuff, trigger 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ext sigil you discard takes effect twice</text:p>
          </table:table-cell>
          <table:table-cell office:value-type="string" calcext:value-type="string">
            <text:p>0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sma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2 weak, 2 temp str. Down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e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All enemies 4 tmp str d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Has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hea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One ener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Sn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4 weak, highest h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4 vulnerable, lowest h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Drowning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disc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i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If you end the turn with an unplayed sigil, draw 1 next turn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 Pow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in 1 energy each turn</text:p>
          </table:table-cell>
          <table:table-cell office:value-type="string" calcext:value-type="string">
            <text:p>1 cos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op 5: <text:s/>15 damage per shard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Slash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string" calcext:value-type="string">
            <text:p>4x2</text:p>
          </table:table-cell>
          <table:table-cell table:number-columns-repeated="2"/>
          <table:table-cell office:value-type="string" calcext:value-type="string">
            <text:p>Weak, Vuln</text:p>
          </table:table-cell>
          <table:table-cell office:value-type="string" calcext:value-type="string">
            <text:p>x3, ho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ping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mbed: <text:s/>3 less damage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deals 5 damage to allies at end of turn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Water Bur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x2</text:p>
          </table:table-cell>
          <table:table-cell table:number-columns-repeated="2"/>
          <table:table-cell office:value-type="string" calcext:value-type="string">
            <text:p>Replenish.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p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igger Mark twice, then remove it.</text:p>
          </table:table-cell>
          <table:table-cell office:value-type="string" calcext:value-type="string">
            <text:p>Three 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[E]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 Bea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5 drown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7 poison to ALL enem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damage for every sigil discarded this combat,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Each enemy receives 4 mark per shard. <text:s/>Trigger mark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apply 3 debuffs in a turn, gain 1 haste</text:p>
          </table:table-cell>
          <table:table-cell office:value-type="string" calcext:value-type="string">
            <text:p>in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al F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 Drowned to ALL enemies at the start of your turn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</table:table>
      <table:table table:name="Relics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Hobbled enemies take 1 more attack damage.</text:p>
          </table:table-cell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2 Soaked when you apply Hob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nemies take 3 damage upon embed</text:p>
          </table:table-cell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2 drowned at the beginning of combat</text:p>
          </table:table-cell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drowned all enemies</text:p>
          </table:table-cell>
        </table:table-row>
        <table:table-row table:style-name="ro1">
          <table:table-cell office:value-type="string" calcext:value-type="string">
            <text:p>Sailor’s Char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ves don’t unmerge</text:p>
          </table:table-cell>
        </table:table-row>
        <table:table-row table:style-name="ro1">
          <table:table-cell office:value-type="string" calcext:value-type="string">
            <text:p>Vial of 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very other turn</text:p>
          </table:table-cell>
        </table:table-row>
        <table:table-row table:style-name="ro1">
          <table:table-cell office:value-type="string" calcext:value-type="string">
            <text:p>Chain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owned no longer decays</text:p>
          </table:table-cell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X cost in draft pool</text:p>
          </table:table-cell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</table:table-row>
      </table:table>
      <table:table table:name="Potions" table:style-name="ta1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hobble</text:p>
          </table:table-cell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4 drowned</text:p>
          </table:table-cell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ycle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20:59:08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6-09T21:34:59.349000000</dc:date>
    <meta:editing-duration>P5DT16H50M24S</meta:editing-duration>
    <meta:editing-cycles>1182</meta:editing-cycles>
    <meta:document-statistic meta:table-count="3" meta:cell-count="593" meta:object-count="0"/>
  </office:meta>
</office:document-meta>
</file>